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2fd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bold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bold" style:text-underline-color="font-color" fo:font-weight="bold" officeooo:paragraph-rsid="000b2fd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bold" style:text-underline-color="font-color" fo:font-weight="bold" officeooo:rsid="000cca40" officeooo:paragraph-rsid="000cca40" style:font-weight-asian="bold" style:font-weight-complex="bold"/>
    </style:style>
    <style:style style:name="P6" style:family="paragraph" style:parent-style-name="Standard">
      <style:text-properties style:text-underline-style="solid" style:text-underline-width="bold" style:text-underline-color="font-color" officeooo:rsid="000b2fd7" officeooo:paragraph-rsid="000b2fd7"/>
    </style:style>
    <style:style style:name="P7" style:family="paragraph" style:parent-style-name="Standard">
      <style:text-properties officeooo:paragraph-rsid="000bd53f"/>
    </style:style>
    <style:style style:name="P8" style:family="paragraph" style:parent-style-name="Standard">
      <style:text-properties officeooo:paragraph-rsid="000cca40"/>
    </style:style>
    <style:style style:name="P9" style:family="paragraph" style:parent-style-name="Standard">
      <style:text-properties officeooo:rsid="000cca40" officeooo:paragraph-rsid="000cca40"/>
    </style:style>
    <style:style style:name="P10" style:family="paragraph" style:parent-style-name="Standard">
      <style:paragraph-properties fo:text-align="start" style:justify-single-word="false"/>
      <style:text-properties officeooo:rsid="000cca40" officeooo:paragraph-rsid="000cca40"/>
    </style:style>
    <style:style style:name="P11" style:family="paragraph" style:parent-style-name="Standard">
      <style:text-properties officeooo:rsid="000cca40" officeooo:paragraph-rsid="000e6b4b"/>
    </style:style>
    <style:style style:name="P12" style:family="paragraph" style:parent-style-name="Standard">
      <style:text-properties officeooo:paragraph-rsid="000e6b4b"/>
    </style:style>
    <style:style style:name="P13" style:family="paragraph" style:parent-style-name="Standard">
      <style:text-properties style:text-line-through-style="none" style:text-line-through-type="none" style:text-underline-style="solid" style:text-underline-width="bold" style:text-underline-color="font-color" fo:font-weight="bold" officeooo:rsid="000cca40" officeooo:paragraph-rsid="000cca40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>
      <style:paragraph-properties fo:text-align="start" style:justify-single-word="false"/>
      <style:text-properties officeooo:paragraph-rsid="000e6b4b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0e6b4b"/>
    </style:style>
    <style:style style:name="T1" style:family="text">
      <style:text-properties officeooo:rsid="000bd53f"/>
    </style:style>
    <style:style style:name="T2" style:family="text">
      <style:text-properties officeooo:rsid="000cca40"/>
    </style:style>
    <style:style style:name="T3" style:family="text">
      <style:text-properties officeooo:rsid="000e6b4b"/>
    </style:style>
    <style:style style:name="T4" style:family="text">
      <style:text-properties officeooo:rsid="00105c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e of Contents</text:p>
      <text:p text:style-name="P6"/>
      <text:p text:style-name="P4">1. Introduction</text:p>
      <text:p text:style-name="P4"/>
      <text:p text:style-name="P1"><text:tab/>1.1 Purpose</text:p>
      <text:p text:style-name="Standard">2. Scope</text:p>
      <text:p text:style-name="Standard">3. Audience, Definitions, Acronyms and Abbreviations</text:p>
      <text:p text:style-name="Standard"><text:tab/><text:tab/>3.1.Audience Definitions</text:p>
      <text:p text:style-name="Standard"><text:tab/><text:tab/>3.2.Acronyms and Abbreviations</text:p>
      <text:p text:style-name="P7"><text:tab/>4. References</text:p>
      <text:p text:style-name="P7"><text:tab/>5. Technologies to be used</text:p>
      <text:p text:style-name="Standard">6. Overview</text:p>
      <text:p text:style-name="Standard"/>
      <text:p text:style-name="P3">2. Overall Description</text:p>
      <text:p text:style-name="P3"/>
      <text:p text:style-name="Standard">2.1 Product Perspective</text:p>
      <text:list text:style-name="L1">
        <text:list-item>
          <text:p text:style-name="P14"><text:span text:style-name="T4">E-commerce management system</text:span> is aimed towards the vendors who want to reach out to the maximum cross-section of customer and common people who can be potential customer. This project envisages bridging the gap between the seller, the retailer and the customer. OFS should be user-friendly, ‘quick to learn’ and reliable software for the above purpose. OFS is intended to be a stand-alone product and should not depend on the availability of other software. It should run on both UNIX and Windows based platform.</text:p>
        </text:list-item>
      </text:list>
      <text:p text:style-name="Standard"/>
      <text:p text:style-name="Standard"/>
      <text:p text:style-name="Standard"><text:tab/>2.2 Product Functions</text:p>
      <text:p text:style-name="Standard"><text:tab/>2.3 User Characteristics</text:p>
      <text:p text:style-name="Standard"><text:tab/>2.4 Constraints</text:p>
      <text:p text:style-name="P7"><text:tab/>2.5 Operating Environment</text:p>
      <text:p text:style-name="Standard"/>
      <text:p text:style-name="P3">3.Specific Requirements</text:p>
      <text:p text:style-name="P3"/>
      <text:p text:style-name="Standard"><text:tab/>3.1 Functional Requirements</text:p>
      <text:p text:style-name="Standard"/>
      <text:p text:style-name="Standard"><text:tab/>3.2 Non-functional Requirements</text:p>
      <text:p text:style-name="Standard"><text:tab/><text:tab/>3.2.1 Performance Requirements</text:p>
      <text:p text:style-name="Standard"><text:tab/><text:tab/>3.2.2 Safety Requirements</text:p>
      <text:p text:style-name="Standard"><text:tab/><text:tab/>3.2.3 Security Requirements</text:p>
      <text:p text:style-name="Standard"><text:tab/><text:tab/>3.2.4 Error handling</text:p>
      <text:p text:style-name="Standard"/>
      <text:p text:style-name="P3">4. Interfaces and Possible Scenarios</text:p>
      <text:p text:style-name="P3"/>
      <text:p text:style-name="Standard">4.1 Customer’s Interface</text:p>
      <text:p text:style-name="Standard"><text:tab/>4.1.1 Login</text:p>
      <text:p text:style-name="Standard"><text:tab/>4.1.2 Registration Interface</text:p>
      <text:p text:style-name="Standard"><text:tab/>4.1.3 Personal Data Editing</text:p>
      <text:p text:style-name="P7"><text:tab/>4.1.4 Search</text:p>
      <text:p text:style-name="P7"><text:tab/>4.1.5 Add as favorites</text:p>
      <text:p text:style-name="Standard"><text:tab/>4.1.6 Cart</text:p>
      <text:p text:style-name="P8"><text:tab/>4.1.7 <text:span text:style-name="T1">Checkout</text:span></text:p>
      <text:p text:style-name="P8"><text:tab/>4.1.8 <text:span text:style-name="T2">Order history</text:span></text:p>
      <text:p text:style-name="Standard"><text:tab/>4.1.<text:span text:style-name="T2">9</text:span> Support</text:p>
      <text:p text:style-name="Standard"/>
      <text:p text:style-name="Standard"><text:soft-page-break/>4.<text:span text:style-name="T2">2</text:span> <text:s/>Administrator’<text:span text:style-name="T2">s Interface</text:span></text:p>
      <text:p text:style-name="P8"><text:tab/>4.<text:span text:style-name="T2">2</text:span>.1 Login</text:p>
      <text:p text:style-name="P9"><text:tab/>4.2.2 Can do crud operation with products</text:p>
      <text:p text:style-name="P9"><text:tab/>4.2.3 Can access dashboard</text:p>
      <text:p text:style-name="P9"/>
      <text:p text:style-name="P9"/>
      <text:p text:style-name="P9"/>
      <text:p text:style-name="P9"/>
      <text:p text:style-name="P13">1. Introduction</text:p>
      <text:p text:style-name="P9"><text:tab/></text:p>
      <text:p text:style-name="P11">1.1Purpose</text:p>
      <text:p text:style-name="P12"/>
      <text:list text:style-name="L2">
        <text:list-item>
          <text:p text:style-name="P15"><text:span text:style-name="T2">The </text:span><text:span text:style-name="T3">E- commerce management system</text:span><text:span text:style-name="T2"> web</text:span><text:span text:style-name="T3">site</text:span><text:span text:style-name="T2"> is intended to provide <text:s/></text:span><text:span text:style-name="T3">a platform </text:span><text:span text:style-name="T2">for vendors as well as customers </text:span><text:span text:style-name="T3">over</text:span><text:span text:style-name="T2"> internet </text:span><text:span text:style-name="T3">for online shopping.</text:span><text:span text:style-name="T2"> </text:span></text:p>
        </text:list-item>
      </text:list>
      <text:list text:style-name="L3">
        <text:list-item>
          <text:p text:style-name="P16"><text:span text:style-name="T2">It will enable vendors to setup online </text:span><text:span text:style-name="T3">store</text:span><text:span text:style-name="T2"> (</text:span><text:span text:style-name="T3">electronic categories</text:span><text:span text:style-name="T2">, </text:span><text:span text:style-name="T3">fashion category ,</text:span><text:span text:style-name="T2">accessories etc.), customer to browse through the shop and purchase them online without having to visit the shop physically. The administration module will enable a system administrator to </text:span><text:span text:style-name="T3">add</text:span><text:span text:style-name="T2"> and </text:span><text:span text:style-name="T3">delete</text:span><text:span text:style-name="T2"> <text:s/></text:span><text:span text:style-name="T3">a</text:span><text:span text:style-name="T2">nd maintain various lists of categor</text:span><text:span text:style-name="T3">ies.</text:span></text:p>
        </text:list-item>
        <text:list-item>
          <text:p text:style-name="P16"><text:span text:style-name="T2"><text:s/>This document is meant to discuss the features of </text:span><text:span text:style-name="T3">E – commerce management system</text:span><text:span text:style-name="T2"> so as to serve as a guide to the developers <text:s/>and a software validation document for the client on the other.</text:span></text:p>
          <text:p text:style-name="P16"/>
        </text:list-item>
      </text:list>
      <text:p text:style-name="P5">1.2 Scope</text:p>
      <text:p text:style-name="P5"/>
      <text:p text:style-name="P10">Initial functional requirements will be: -</text:p>
      <text:p text:style-name="P10"><text:tab/>• Secure registration and profile management facilities for Customers <text:span text:style-name="T3">and Administrator.</text:span></text:p>
      <text:p text:style-name="P10"><text:tab/>• Browsing through the e-store to see the items that are there in each category of products</text:p>
      <text:p text:style-name="P10">like <text:span text:style-name="T3">electronic categories,</text:span> and</text:p>
      <text:p text:style-name="P10">accessories.</text:p>
      <text:p text:style-name="P10">• Adequate searching mechanisms for easy andquick access to particular products and</text:p>
      <text:p text:style-name="P10">services.</text:p>
      <text:p text:style-name="P10">• Creating a Shopping cart so that customers</text:p>
      <text:p text:style-name="P10">can shop ‘n’ no. of items and checkout finally</text:p>
      <text:p text:style-name="P10">with the entire shopping carts. Customers can</text:p>
      <text:p text:style-name="P10">add or delete items in the cart.</text:p>
      <text:p text:style-name="P10">• Regular updates to registered customers of</text:p>
      <text:p text:style-name="P10">the OFS about new arrivals.</text:p>
      <text:p text:style-name="P10">• Uploading ‘Most Purchased’ Items in each</text:p>
      <text:p text:style-name="P10">category of products in the Shop.</text:p>
      <text:p text:style-name="P10">• Strategic data and graphs for Administrators</text:p>
      <text:p text:style-name="P10">and Shop owners about the items that are</text:p>
      <text:p text:style-name="P10">popular in each category and age group.</text:p>
      <text:p text:style-name="P10">• Maintaining database of regular customers of</text:p>
      <text:p text:style-name="P10">different needs.</text:p>
      <text:p text:style-name="P10">• Shop employees are responsible for internal</text:p>
      <text:p text:style-name="P10">affairs like processing orders, assure home</text:p>
      <text:p text:style-name="P10">delivery, getting customer's delivery-time</text:p>
      <text:p text:style-name="P10">feedback, updating order's status and</text:p>
      <text:p text:style-name="P10">answering client's queries online.</text:p>
      <text:p text:style-name="P10">• Feedback mechanism, so that customers can</text:p>
      <text:p text:style-name="P10">give feedback for the product or service</text:p>
      <text:p text:style-name="P10">which they have purchased. Also facility</text:p>
      <text:p text:style-name="P10"><text:soft-page-break/>rating of individual products by relevant</text:p>
      <text:p text:style-name="P10">customers.</text:p>
      <text:p text:style-name="P10">• Adequate payment mechanism and gateway</text:p>
      <text:p text:style-name="P10">for all popular credit cards, cheques and other</text:p>
      <text:p text:style-name="P10">relevant payment options, as available from</text:p>
      <text:p text:style-name="P10">time to time.Initial non functional requirements will be: -</text:p>
      <text:p text:style-name="P10">• Secure access of confidential data (user’s</text:p>
      <text:p text:style-name="P10">details).</text:p>
      <text:p text:style-name="P10">• 24 X 7 availability</text:p>
      <text:p text:style-name="P10">• Better component design to get better</text:p>
      <text:p text:style-name="P10">performance at peak time</text:p>
      <text:p text:style-name="P10">• Advertisement space where it will effectively</text:p>
      <text:p text:style-name="P10">catch the customer’s attention and as a source</text:p>
      <text:p text:style-name="P10">of revenue.</text:p>
      <text:p text:style-name="P10">• In addition to the above mentioned points,</text:p>
      <text:p text:style-name="P10">the following are planned to be delivered if</text:p>
      <text:p text:style-name="P10">deemed necessary:</text:p>
      <text:p text:style-name="P10">• Warehousing within the very ambits of the</text:p>
      <text:p text:style-name="P10">project</text:p>
      <text:p text:style-name="P10">• More payment gateways.</text:p>
      <text:p text:style-name="P10">• Dynamic price model by which prices can be</text:p>
      <text:p text:style-name="P10">changed based on demand and supply</text:p>
      <text:p text:style-name="P10">• Each customer can build a “scrapbook”,</text:p>
      <text:p text:style-name="P10">where they can have a collection of garments</text:p>
      <text:p text:style-name="P10">and accessories to create a specific look</text:p>
      <text:p text:style-name="P10">basing on inbuilt templates. The scrapbook</text:p>
      <text:p text:style-name="P10">created will be visible to other users who can</text:p>
      <text:p text:style-name="P10">like and/or comment on the style.</text:p>
      <text:p text:style-name="P10">• This list is by no means, a final one. The final</text:p>
      <text:p text:style-name="P10">list will be dictated by implementation</text:p>
      <text:p text:style-name="P10">constraints, market forces and most</text:p>
      <text:p text:style-name="P10">importantly, by end user demands.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3:19:28.158184451</meta:creation-date>
    <dc:date>2026-02-26T17:37:53.798747157</dc:date>
    <meta:editing-duration>PT6H48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07" meta:word-count="692" meta:character-count="4419" meta:non-whitespace-character-count="3794"/>
  </office:meta>
</office:document-meta>
</file>